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10e0" officeooo:paragraph-rsid="001110e0"/>
    </style:style>
    <style:style style:name="P2" style:family="paragraph" style:parent-style-name="Standard">
      <style:text-properties officeooo:paragraph-rsid="001110e0"/>
    </style:style>
    <style:style style:name="P3" style:family="paragraph" style:parent-style-name="Standard">
      <style:text-properties fo:color="#000000" style:font-name="Arial" fo:font-style="normal" style:text-underline-style="none" fo:font-weight="normal" officeooo:rsid="001110e0" officeooo:paragraph-rsid="001110e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style:font-name="Arial" fo:font-style="normal" style:text-underline-style="none" fo:font-weight="normal" officeooo:rsid="001110e0" officeooo:paragraph-rsid="001271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style:font-name="Arial" fo:font-style="normal" style:text-underline-style="none" fo:font-weight="bold" officeooo:rsid="001110e0" officeooo:paragraph-rsid="001110e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000000" style:font-name="Arial" fo:font-style="normal" style:text-underline-style="none" fo:font-weight="bold" officeooo:rsid="001110e0" officeooo:paragraph-rsid="00127119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000000" style:font-name="Arial" fo:font-style="normal" style:text-underline-style="none" fo:font-weight="bold" officeooo:paragraph-rsid="001110e0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paragraph-rsid="001379e8"/>
    </style:style>
    <style:style style:name="P9" style:family="paragraph" style:parent-style-name="Text_20_body">
      <style:text-properties officeooo:rsid="001110e0" officeooo:paragraph-rsid="001110e0"/>
    </style:style>
    <style:style style:name="T1" style:family="text">
      <style:text-properties officeooo:rsid="00111746"/>
    </style:style>
    <style:style style:name="T2" style:family="text">
      <style:text-properties officeooo:rsid="00127119"/>
    </style:style>
    <style:style style:name="T3" style:family="text">
      <style:text-properties style:use-window-font-color="true"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fo:font-weight="normal" officeooo:rsid="001379e8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font-name="Arial" fo:font-style="normal" style:text-underline-style="none" fo:font-weight="normal" officeooo:rsid="001110e0" style:font-style-asian="normal" style:font-weight-asian="normal" style:font-style-complex="normal" style:font-weight-complex="normal"/>
    </style:style>
    <style:style style:name="T8" style:family="text">
      <style:text-properties fo:color="#000000" style:font-name="Arial" fo:font-style="normal" style:text-underline-style="none" fo:font-weight="normal" officeooo:rsid="00127119" style:font-style-asian="normal" style:font-weight-asian="normal" style:font-style-complex="normal" style:font-weight-complex="normal"/>
    </style:style>
    <style:style style:name="T9" style:family="text">
      <style:text-properties fo:color="#000000" style:font-name="Arial" fo:font-style="normal" style:text-underline-style="none" fo:font-weight="normal" officeooo:rsid="001379e8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M (Advanced RISC Machine) (p.3)</text:p>
      <text:p text:style-name="P2"><text:span text:style-name="T7">Is </text:span><text:span text:style-name="T6">is a family of </text:span><text:span text:style-name="T9">reduced instruction set computing </text:span><text:span text:style-name="T6">(RISC) </text:span><text:span text:style-name="T9">architectures </text:span><text:span text:style-name="T6">for </text:span><text:span text:style-name="T9">computer processors</text:span><text:span text:style-name="T6">, configured for various environments.</text:span></text:p>
      <text:p text:style-name="P8"><text:span text:style-name="T6">A RISC-based computer design approach means processors require fewer transistors than typical </text:span><text:span text:style-name="T9">complex instruction set computing </text:span><text:span text:style-name="T6">(CISC) </text:span><text:span text:style-name="T9">x86 </text:span><text:span text:style-name="T6">processors in most </text:span><text:span text:style-name="T9">personal computers</text:span><text:span text:style-name="T6">. This approach reduces costs, heat and power use. Such reductions are desirable traits for light, portable, battery-powered devices—</text:span><text:span text:style-name="T5">smartphones</text:span><text:span text:style-name="T4">,</text:span><text:span text:style-name="T3"> </text:span><text:a xlink:type="simple" xlink:href="https://en.wikipedia.org/wiki/Laptop"><text:span text:style-name="T4">laptops</text:span></text:a><text:span text:style-name="T3">, </text:span><text:a xlink:type="simple" xlink:href="https://en.wikipedia.org/wiki/Tablet_computer"><text:span text:style-name="T4">tablet</text:span></text:a><text:span text:style-name="T3"> and notepad computers, and other </text:span><text:a xlink:type="simple" xlink:href="https://en.wikipedia.org/wiki/Embedded_system"><text:span text:style-name="T4">embedded systems</text:span></text:a></text:p>
      <text:p text:style-name="P7"/>
      <text:p text:style-name="P5">EMBEDDED SYSTEM</text:p>
      <text:p text:style-name="P1"><text:span text:style-name="T6">Is a </text:span><text:span text:style-name="T9">computer system</text:span><text:span text:style-name="T6"> with a dedicated function within a larger mechanical or electrical system, often with </text:span><text:span text:style-name="T9">real-time computing </text:span><text:span text:style-name="T6">constraints</text:span></text:p>
      <text:p text:style-name="P9"><text:span text:style-name="T6">Embedded systems are designed to do some specific task, rather than be a general-purpose computer for multiple tasks. Some also have </text:span><text:span text:style-name="T9">real-time</text:span><text:span text:style-name="T6"> performance constraints that must be met, for reasons such as safety and usability; others may have low or no performance requirements, allowing the system hardware to be simplified to reduce costs..</text:span></text:p>
      <text:p text:style-name="Text_20_body"><text:span text:style-name="T6">Embedded systems are not always standalone devices. Many embedded systems consist of small parts within a larger device that serves a more general purpose. For example, the </text:span><text:span text:style-name="T9">Gibson Robot Guitar</text:span><text:span text:style-name="T6"> features an embedded system for tuning the strings, but the overall purpose of the Robot Guitar is, of course, to play music. Similarly, an embedded system in an </text:span><text:span text:style-name="T9">automobile</text:span><text:span text:style-name="T6"> provides a specific function as a subsystem of the car itself.</text:span></text:p>
      <text:p text:style-name="Text_20_body"><text:span text:style-name="T6">The program instructions written for embedded systems are referred to as </text:span><text:span text:style-name="T9">firmware</text:span><text:span text:style-name="T6">, and are stored in read-only memory or </text:span><text:span text:style-name="T9">Flash memory </text:span><text:span text:style-name="T6">chips. They run with limited computer hardware resources: little memory, small or non-existent keyboard or screen.</text:span></text:p>
      <text:p text:style-name="P5">EMBEDDED OPERATING SYSTEM</text:p>
      <text:p text:style-name="P1"><text:span text:style-name="T9">A</text:span><text:span text:style-name="T6">n </text:span><text:span text:style-name="T9">operating system </text:span><text:span text:style-name="T6">for</text:span><text:span text:style-name="T9"> embedded computer systems</text:span><text:span text:style-name="T6">. These operating systems are designed to be compact, efficient at resource usage, and reliable, forsaking many functions that non-embedded computer operating systems provide, and which may not be used by the specialized applications they run. They are frequently also referred to as </text:span><text:span text:style-name="T9">real-time operating systems</text:span><text:span text:style-name="T6">.</text:span></text:p>
      <text:p text:style-name="P3"/>
      <text:p text:style-name="P5">META FIELDS (p.4)</text:p>
      <text:p text:style-name="P5"/>
      <text:p text:style-name="P5">UDEV (p.4)</text:p>
      <text:p text:style-name="P3"><text:span text:style-name="T1">I</text:span>s a device manager for the Linux kernel</text:p>
      <text:p text:style-name="P3"/>
      <text:p text:style-name="P6">MONOTONIC (p.5) WALLCLOCK TIMESTAMPS (p.5)</text:p>
      <text:p text:style-name="P3"><text:span text:style-name="T2">Monotonic: R</text:span>epresents the absolute elapsed wall-clock time since some arbitrary, fixed point in the past. It isn't affected by changes in the system time-of-day clock.</text:p>
      <text:p text:style-name="P5"/>
      <text:p text:style-name="P5">PERSISTENT LOGGING (p.8)</text:p>
      <text:p text:style-name="P4"><text:span text:style-name="T2">P</text:span>reserves the previous version of itself when it is modified.</text:p>
      <text:p text:style-name="P3"/>
      <text:p text:style-name="P5">ABI (p.9) <text:span text:style-name="T2">(Application binary interfaces)</text:span></text:p>
      <text:p text:style-name="P1"><text:span text:style-name="T8">T</text:span><text:span text:style-name="T6">he </text:span><text:span text:style-name="T9">interface</text:span><text:span text:style-name="T6"> between two program modules, one of which is often a </text:span><text:span text:style-name="T9">library</text:span><text:span text:style-name="T6"> or </text:span><text:span text:style-name="T9">operating </text:span><text:soft-page-break/><text:span text:style-name="T9">system</text:span><text:span text:style-name="T6">, at the level of </text:span><text:span text:style-name="T9">machine code</text:span><text:span text:style-name="T6">. An ABI determines such details as </text:span><text:span text:style-name="T9">how functions are called </text:span><text:span text:style-name="T6">and in which binary format information should be passed from one program component to the next, or to the operating system in the case of a </text:span><text:span text:style-name="T9">system c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3T11:29:09.430429059</meta:creation-date>
    <dc:date>2016-05-03T12:19:29.049828798</dc:date>
    <dc:creator>isx53866409 </dc:creator>
    <meta:editing-duration>PT19M58S</meta:editing-duration>
    <meta:editing-cycles>3</meta:editing-cycles>
    <meta:generator>LibreOffice/4.2.8.2$Linux_X86_64 LibreOffice_project/420$Build-2</meta:generator>
    <meta:document-statistic meta:table-count="0" meta:image-count="0" meta:object-count="0" meta:page-count="2" meta:paragraph-count="19" meta:word-count="432" meta:character-count="2850" meta:non-whitespace-character-count="2438"/>
  </office:meta>
</office:document-meta>
</file>